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8.133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2.39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3.828cm"/>
    </style:style>
    <style:style style:name="co12" style:family="table-column">
      <style:table-column-properties fo:break-before="auto" style:column-width="4.473cm"/>
    </style:style>
    <style:style style:name="co13" style:family="table-column">
      <style:table-column-properties fo:break-before="auto" style:column-width="4.165cm"/>
    </style:style>
    <style:style style:name="co14" style:family="table-column">
      <style:table-column-properties fo:break-before="auto" style:column-width="4.419cm"/>
    </style:style>
    <style:style style:name="co15" style:family="table-column">
      <style:table-column-properties fo:break-before="auto" style:column-width="4.052cm"/>
    </style:style>
    <style:style style:name="co16" style:family="table-column">
      <style:table-column-properties fo:break-before="auto" style:column-width="2.33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1.19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8064a2" style:diagonal-bl-tr="none" style:diagonal-tl-br="none" style:text-align-source="value-type" style:repeat-content="false" fo:wrap-option="wrap" fo:border-left="0.088cm solid #8064a2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0.088cm solid #8064a2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0.088cm solid #8064a2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88cm solid #7030a0" style:diagonal-bl-tr="none" style:diagonal-tl-br="none" style:text-align-source="value-type" style:repeat-content="false" fo:wrap-option="wrap" fo:border-left="0.088cm solid #8064a2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8064a2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8064a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order-bottom="0.088cm solid #7030a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8064a2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fo:border-bottom="none" fo:background-color="#8064a2" style:diagonal-bl-tr="none" style:diagonal-tl-br="none" style:text-align-source="value-type" style:repeat-content="false" fo:wrap-option="wrap" fo:border-left="none" style:direction="ltr" fo:border-right="0.088cm solid #8064a2" style:rotation-angle="0" style:rotation-align="none" style:shrink-to-fit="false" fo:border-top="0.088cm solid #8064a2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none" style:direction="ltr" fo:border-right="0.088cm solid #8064a2" style:rotation-angle="0" style:rotation-align="none" style:shrink-to-fit="false" fo:border-top="0.088cm solid #8064a2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fo:border-bottom="0.088cm solid #8064a2" style:diagonal-bl-tr="none" style:diagonal-tl-br="none" style:text-align-source="value-type" style:repeat-content="false" fo:wrap-option="wrap" fo:border-left="none" style:direction="ltr" fo:border-right="0.088cm solid #8064a2" style:rotation-angle="0" style:rotation-align="none" style:shrink-to-fit="false" fo:border-top="none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fo:border-bottom="0.088cm solid #7030a0" style:diagonal-bl-tr="none" style:diagonal-tl-br="none" style:text-align-source="value-type" style:repeat-content="false" fo:wrap-option="wrap" fo:border-left="none" style:direction="ltr" fo:border-right="0.088cm solid #8064a2" style:rotation-angle="0" style:rotation-align="none" style:shrink-to-fit="false" fo:border-top="0.088cm solid #8064a2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8064a2" style:rotation-angle="0" style:rotation-align="none" style:shrink-to-fit="false" fo:border-top="none" style:vertical-align="middle"/>
      <style:paragraph-properties fo:margin-left="0cm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3" style:family="table-cell" style:parent-style-name="Excel_20_Built-in_20_Normal" style:data-style-name="N5106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4" style:family="table-cell" style:parent-style-name="Excel_20_Built-in_20_Normal" style:data-style-name="N5106">
      <style:table-cell-properties style:diagonal-bl-tr="none" style:diagonal-tl-br="none" fo:border="none" style:rotation-align="none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rotation-align="none"/>
    </style:style>
    <style:style style:name="ce29" style:family="table-cell" style:parent-style-name="Excel_20_Built-in_20_Normal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34" style:family="table-cell" style:parent-style-name="Excel_20_Built-in_20_Normal">
      <style:table-cell-properties fo:border-bottom="none" style:diagonal-bl-tr="none" style:diagonal-tl-br="none" fo:border-left="0.035cm solid #000000" fo:border-right="0.088cm solid #000000" style:rotation-align="none" fo:border-top="none"/>
    </style:style>
    <style:style style:name="ce3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" style:family="table-cell" style:parent-style-name="Excel_20_Built-in_20_Normal" style:data-style-name="N106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5" table:default-cell-style-name="Excel_20_Built-in_20_Normal"/>
        <table:table-column table:style-name="co7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Task Tracking: Iteration A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tory ID: 1 - Estimate Buyer Saving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 Description</text:p>
          </table:table-cell>
          <table:table-cell table:style-name="ce9" office:value-type="string">
            <text:p>Assigned To:</text:p>
          </table:table-cell>
          <table:table-cell table:style-name="ce9" office:value-type="string">
            <text:p>Estimate</text:p>
          </table:table-cell>
          <table:table-cell table:style-name="ce15" office:value-type="string">
            <text:p>Status</text:p>
          </table:table-cell>
          <table:table-cell table:number-columns-repeated="1019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string">
            <text:p>Create methods to do calculations based on input</text:p>
          </table:table-cell>
          <table:table-cell table:style-name="ce10" office:value-type="string">
            <text:p>Jack</text:p>
          </table:table-cell>
          <table:table-cell table:style-name="ce14" office:value-type="float" office:value="9">
            <text:p>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5"/>
          <table:table-cell table:style-name="ce11" office:value-type="string">
            <text:p>Story Points: 3 Total Hours:</text:p>
          </table:table-cell>
          <table:table-cell table:style-name="ce11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string">
            <text:p>Story ID: 3 - User Enter's Own Detail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 Description</text:p>
          </table:table-cell>
          <table:table-cell table:style-name="ce9"/>
          <table:table-cell table:style-name="ce9" office:value-type="string">
            <text:p>Estimate</text:p>
          </table:table-cell>
          <table:table-cell table:style-name="ce15" office:value-type="string">
            <text:p>Status</text:p>
          </table:table-cell>
          <table:table-cell table:number-columns-repeated="1019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2" office:value-type="string">
            <text:p>Create forms for the entry of the users own details</text:p>
          </table:table-cell>
          <table:table-cell table:style-name="ce12" office:value-type="string">
            <text:p>Glenn: Web Interface <text:s text:c="3"/>Kerry: Android Interface</text:p>
          </table:table-cell>
          <table:table-cell table:style-name="ce12" office:value-type="float" office:value="3">
            <text:p>3</text:p>
          </table:table-cell>
          <table:table-cell table:style-name="ce18"/>
          <table:table-cell table:number-columns-repeated="1019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3" office:value-type="string">
            <text:p>Update or correct the data computing classes to accept the data</text:p>
          </table:table-cell>
          <table:table-cell table:style-name="ce13" office:value-type="string">
            <text:p>Jack</text:p>
          </table:table-cell>
          <table:table-cell table:style-name="ce13" office:value-type="float" office:value="3">
            <text:p>3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ce4"/>
          <table:table-cell table:style-name="ce14" office:value-type="string">
            <text:p>Story Points: 2 Total Hours:</text:p>
          </table:table-cell>
          <table:table-cell table:style-name="ce14" table:number-columns-repeated="2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tory ID: 4 - Electricity Generation 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 Description</text:p>
          </table:table-cell>
          <table:table-cell table:style-name="ce9"/>
          <table:table-cell table:style-name="ce9" office:value-type="string">
            <text:p>Estimate</text:p>
          </table:table-cell>
          <table:table-cell table:style-name="ce15" office:value-type="string">
            <text:p>Status</text:p>
          </table:table-cell>
          <table:table-cell table:number-columns-repeated="1019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4" office:value-type="string">
            <text:p>Write methods for the calculations and an output method</text:p>
          </table:table-cell>
          <table:table-cell table:style-name="ce14" office:value-type="string">
            <text:p>Jack</text:p>
          </table:table-cell>
          <table:table-cell table:style-name="ce14" office:value-type="float" office:value="6">
            <text:p>6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5"/>
          <table:table-cell table:style-name="ce11" office:value-type="string">
            <text:p>Story Points: 2 Total Hours:</text:p>
          </table:table-cell>
          <table:table-cell table:style-name="ce11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string">
            <text:p>Story ID: 6 – Data entry form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 Description</text:p>
          </table:table-cell>
          <table:table-cell table:style-name="ce9"/>
          <table:table-cell table:style-name="ce9" office:value-type="string">
            <text:p>Estimate</text:p>
          </table:table-cell>
          <table:table-cell table:style-name="ce15" office:value-type="string">
            <text:p>Status</text:p>
          </table:table-cell>
          <table:table-cell table:number-columns-repeated="1019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4" office:value-type="string">
            <text:p>Create forms for data entry</text:p>
          </table:table-cell>
          <table:table-cell table:style-name="ce14" office:value-type="string">
            <text:p>Glenn: Web Interface <text:s text:c="3"/>Kerry: Android Interface</text:p>
          </table:table-cell>
          <table:table-cell table:style-name="ce14" office:value-type="float" office:value="3">
            <text:p>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5"/>
          <table:table-cell table:style-name="ce11" office:value-type="string">
            <text:p>Story Points: 1 Total Hours:</text:p>
          </table:table-cell>
          <table:table-cell table:style-name="ce11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string">
            <text:p>Story ID: 16 – User selects simulation range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 Description</text:p>
          </table:table-cell>
          <table:table-cell table:style-name="ce9"/>
          <table:table-cell table:style-name="ce9" office:value-type="string">
            <text:p>Estimate</text:p>
          </table:table-cell>
          <table:table-cell table:style-name="ce15" office:value-type="string">
            <text:p>Status</text:p>
          </table:table-cell>
          <table:table-cell table:number-columns-repeated="1019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4" office:value-type="string">
            <text:p>Update forms to have a space for entry of how much time in years to do the simulation over.</text:p>
          </table:table-cell>
          <table:table-cell table:style-name="ce14" office:value-type="string">
            <text:p>Glenn: Web Interface <text:s text:c="3"/>Kerry: Android Interface</text:p>
          </table:table-cell>
          <table:table-cell table:style-name="ce14" office:value-type="float" office:value="3">
            <text:p>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5"/>
          <table:table-cell table:style-name="ce11" office:value-type="string">
            <text:p>Story Points: 1 Total Hours:</text:p>
          </table:table-cell>
          <table:table-cell table:style-name="ce11" table:number-columns-repeated="2"/>
          <table:table-cell table:style-name="ce17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5" table:default-cell-style-name="Excel_20_Built-in_20_Normal"/>
        <table:table-column table:style-name="co6" table:number-columns-repeated="1015" table:default-cell-style-name="Excel_20_Built-in_20_Normal"/>
        <table:table-row table:style-name="ro2">
          <table:table-cell table:style-name="ce20" office:value-type="string" table:number-columns-spanned="9" table:number-rows-spanned="1">
            <text:p>Iteration A</text:p>
          </table:table-cell>
          <table:covered-table-cell table:number-columns-repeated="7" table:style-name="ce25"/>
          <table:covered-table-cell table:style-name="ce31"/>
          <table:table-cell table:number-columns-repeated="1015"/>
        </table:table-row>
        <table:table-row table:style-name="ro6">
          <table:table-cell table:style-name="ce21" office:value-type="string">
            <text:p>Work Date</text:p>
          </table:table-cell>
          <table:table-cell table:style-name="ce26" office:value-type="string">
            <text:p>Work Week</text:p>
          </table:table-cell>
          <table:table-cell table:style-name="ce26" office:value-type="string">
            <text:p>Ideal Tasks Remaining (hours)</text:p>
          </table:table-cell>
          <table:table-cell table:style-name="ce26" office:value-type="string">
            <text:p>Actual Tasks Remaining (Hours)</text:p>
          </table:table-cell>
          <table:table-cell table:style-name="ce26" office:value-type="string">
            <text:p>Completed Task Hours: Jack Williams</text:p>
          </table:table-cell>
          <table:table-cell table:style-name="ce26" office:value-type="string">
            <text:p>Completed Task Hours: Kerry Carkson</text:p>
          </table:table-cell>
          <table:table-cell table:style-name="ce26" office:value-type="string">
            <text:p>Completed Task Hours: Lars Gullestrup</text:p>
          </table:table-cell>
          <table:table-cell table:style-name="ce26" office:value-type="string">
            <text:p>Completed Task Hours: Glenn Moir</text:p>
          </table:table-cell>
          <table:table-cell table:style-name="ce32" office:value-type="string">
            <text:p>Total Tasks Hours Completed</text:p>
          </table:table-cell>
          <table:table-cell table:style-name="ce36" table:number-columns-repeated="8"/>
          <table:table-cell table:number-columns-repeated="1007"/>
        </table:table-row>
        <table:table-row table:style-name="ro3">
          <table:table-cell table:style-name="ce22"/>
          <table:table-cell table:style-name="ce27" office:value-type="float" office:value="0">
            <text:p>0</text:p>
          </table:table-cell>
          <table:table-cell table:number-columns-repeated="2" table:style-name="ce27" office:value-type="float" office:value="27">
            <text:p>27</text:p>
          </table:table-cell>
          <table:table-cell table:style-name="ce27" table:number-columns-repeated="4"/>
          <table:table-cell table:style-name="ce33" table:formula="of:=SUM([.E3:.H3])" office:value-type="float" office:value="0">
            <text:p>0</text:p>
          </table:table-cell>
          <table:table-cell table:style-name="ce36" table:number-columns-repeated="8"/>
          <table:table-cell table:number-columns-repeated="1007"/>
        </table:table-row>
        <table:table-row table:style-name="ro2">
          <table:table-cell table:style-name="ce23" office:value-type="string">
            <text:p>Iteration 0.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1">
            <text:p>21</text:p>
          </table:table-cell>
          <table:table-cell table:style-name="ce28" table:formula="of:=[.D3]-[.I4]" office:value-type="float" office:value="23">
            <text:p>23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28" office:value-type="float" office:value="1">
            <text:p>1</text:p>
          </table:table-cell>
          <table:table-cell table:style-name="ce28"/>
          <table:table-cell table:style-name="ce34" table:formula="of:=SUM([.E4:.H4])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teration 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4">
            <text:p>14</text:p>
          </table:table-cell>
          <table:table-cell table:style-name="ce28" table:formula="of:=[.D4]-[.I5]" office:value-type="float" office:value="20">
            <text:p>20</text:p>
          </table:table-cell>
          <table:table-cell table:style-name="ce28" table:number-columns-repeated="2"/>
          <table:table-cell table:style-name="ce28" office:value-type="float" office:value="3">
            <text:p>3</text:p>
          </table:table-cell>
          <table:table-cell table:style-name="ce28"/>
          <table:table-cell table:style-name="ce34" table:formula="of:=SUM([.E5:.H5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Iteration 1.5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2">
            <text:p>12</text:p>
          </table:table-cell>
          <table:table-cell table:style-name="ce28" table:formula="of:=[.D5]-[.I6]" office:value-type="float" office:value="20">
            <text:p>20</text:p>
          </table:table-cell>
          <table:table-cell table:style-name="ce30"/>
          <table:table-cell table:style-name="ce28" table:number-columns-repeated="3"/>
          <table:table-cell table:style-name="ce34" table:formula="of:=SUM([.E6:.H6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teration 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8" table:formula="of:=[.D6]-[.I7]" office:value-type="float" office:value="20">
            <text:p>20</text:p>
          </table:table-cell>
          <table:table-cell table:style-name="ce28" table:number-columns-repeated="4"/>
          <table:table-cell table:style-name="ce34" table:formula="of:=SUM([.E7:.H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Iteration 2.5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28" table:formula="of:=[.D7]-[.I8]" office:value-type="float" office:value="20">
            <text:p>20</text:p>
          </table:table-cell>
          <table:table-cell table:style-name="ce28" table:number-columns-repeated="4"/>
          <table:table-cell table:style-name="ce34" table:formula="of:=SUM([.E8:.H8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teration 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8" table:formula="of:=[.D8]-[.I9]" office:value-type="float" office:value="20">
            <text:p>20</text:p>
          </table:table-cell>
          <table:table-cell table:style-name="ce28" table:number-columns-repeated="4"/>
          <table:table-cell table:style-name="ce34" table:formula="of:=SUM([.E9:.H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4" office:value-type="string">
            <text:p>Iteration 3.5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2">
            <text:p>2</text:p>
          </table:table-cell>
          <table:table-cell table:style-name="ce29" table:formula="of:=[.D9]-[.I10]" office:value-type="float" office:value="20">
            <text:p>20</text:p>
          </table:table-cell>
          <table:table-cell table:style-name="ce29" table:number-columns-repeated="4"/>
          <table:table-cell table:style-name="ce35" table:formula="of:=SUM([.E10:.H1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Iteration 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table:formula="of:=[.D10]-[.I11]" office:value-type="float" office:value="20">
            <text:p>20</text:p>
          </table:table-cell>
          <table:table-cell table:number-columns-repeated="4"/>
          <table:table-cell table:style-name="ce35" table:formula="of:=SUM([.E11:.H1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2.F40" table:end-x="2.625cm" table:end-y="0.01cm" draw:z-index="0" draw:name="Chart 3" draw:style-name="gr1" svg:width="16.997cm" svg:height="12.893cm" svg:x="2.055cm" svg:y="0.45cm">
              <draw:object draw:notify-on-update-of-ranges="Sheet2.B3:Sheet2.B11 Sheet2.C3:Sheet2.C11 Sheet2.D3:Sheet2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6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6" table:number-columns-repeated="1021" table:default-cell-style-name="Excel_20_Built-in_20_Normal"/>
        <table:table-row table:style-name="ro2">
          <table:table-cell table:style-name="ce37" office:value-type="string" table:number-columns-spanned="3" table:number-rows-spanned="1">
            <text:p>Iteration A</text:p>
          </table:table-cell>
          <table:covered-table-cell table:number-columns-repeated="2" table:style-name="ce38"/>
          <table:table-cell table:number-columns-repeated="12"/>
          <table:table-cell/>
          <table:table-cell office:value-type="string">
            <text:p>TESTS</text:p>
          </table:table-cell>
          <table:table-cell>
            <draw:frame table:end-cell-address="Sheet3.AA19" table:end-x="0.79cm" table:end-y="0.211cm" draw:z-index="1" draw:style-name="gr1" svg:width="15.999cm" svg:height="8.999cm" svg:x="0.101cm" svg:y="0.1cm">
              <draw:object draw:notify-on-update-of-ranges="Sheet3.P1:Sheet3.P1 Sheet3.P2:Sheet3.P3 Sheet3.Q1:Sheet3.Q1 Sheet3.Q2:Sheet3.Q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>
            <text:p>Remaining Hours (Ideal)</text:p>
          </table:table-cell>
          <table:table-cell office:value-type="string">
            <text:p>Hours Taken</text:p>
          </table:table-cell>
          <table:table-cell office:value-type="string">
            <text:p>Time (Day)</text:p>
          </table:table-cell>
          <table:table-cell>
            <draw:frame table:end-cell-address="Sheet3.N25" table:end-x="0.788cm" table:end-y="0.434cm" draw:z-index="0" draw:name="Chart 1" draw:style-name="gr1" svg:width="17.433cm" svg:height="11.79cm" svg:x="0.366cm" svg:y="0.002cm">
              <draw:object draw:notify-on-update-of-ranges="Sheet3.C3:Sheet3.C10 Sheet3.A3:Sheet3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 office:value-type="string">
            <text:p>PASS</text:p>
          </table:table-cell>
          <table:table-cell office:value-type="float" office:value="13">
            <text:p>13</text:p>
          </table:table-cell>
          <table:table-cell table:number-columns-repeated="1007"/>
        </table:table-row>
        <table:table-row table:style-name="ro2">
          <table:table-cell office:value-type="float" office:value="27">
            <text:p>27</text:p>
          </table:table-cell>
          <table:table-cell/>
          <table:table-cell table:style-name="ce39" office:value-type="date" office:date-value="2012-08-28">
            <text:p>Tuesday, 28/08</text:p>
          </table:table-cell>
          <table:table-cell table:number-columns-repeated="12"/>
          <table:table-cell office:value-type="string">
            <text:p>FAI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/>
          <table:table-cell table:style-name="ce39" office:value-type="date" office:date-value="2012-08-29">
            <text:p>Wednesday, 29/08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9" office:value-type="date" office:date-value="2012-08-30">
            <text:p>Thursday, 30/08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9" office:value-type="date" office:date-value="2012-08-31">
            <text:p>Friday, 31/08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9" office:value-type="date" office:date-value="2012-09-01">
            <text:p>Saturday, 1/09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9" office:value-type="date" office:date-value="2012-09-02">
            <text:p>Sunday, 2/09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9" office:value-type="date" office:date-value="2012-09-03">
            <text:p>Monday, 3/09</text:p>
          </table:table-cell>
          <table:table-cell table:number-columns-repeated="1021"/>
        </table:table-row>
        <table:table-row table:style-name="ro2">
          <table:table-cell office:value-type="float" office:value="0">
            <text:p>0</text:p>
          </table:table-cell>
          <table:table-cell/>
          <table:table-cell table:style-name="ce39" office:value-type="date" office:date-value="2012-09-04">
            <text:p>Tuesday, 4/0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_Toc333590570" table:base-cell-address="$Sheet1.$A$1" table:cell-range-address="$Sheet1.$A$3"/>
        <table:named-range table:name="_Toc333590571" table:base-cell-address="$Sheet1.$A$1" table:cell-range-address="$Sheet1.$A$16"/>
        <table:named-range table:name="_Toc333590572" table:base-cell-address="$Sheet1.$A$1" table:cell-range-address="$Sheet1.$A$21"/>
        <table:named-range table:name="_Toc333590573" table:base-cell-address="$Sheet1.$A$1" table:cell-range-address="$Sheet1.$A$25"/>
        <table:named-range table:name="_Toc333590574" table:base-cell-address="$Sheet1.$A$1" table:cell-range-address="$Sheet1.$A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106">
      <number:day-of-week number:style="long"/>
      <number:text>, </number:text>
      <number:day/>
      <number:text>/</number:text>
      <number:month number:style="long"/>
    </number:date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text> </number:text>
      <number:currency-symbol/>
      <number:text>- </number:text>
    </number:currency-style>
    <number:text-style style:name="N5120" number:language="en" number:country="A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5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2" number:language="en" number:country="A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AU">
      <number:minutes number:style="long"/>
      <number:text>:</number:text>
      <number:seconds number:style="long"/>
    </number:time-style>
    <number:time-style style:name="N5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AU">
      <number:minutes number:style="long"/>
      <number:text>:</number:text>
      <number:seconds number:style="long" number:decimal-places="1"/>
    </number:time-style>
    <number:number-style style:name="N5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6/09/2012</text:date>, <text:time>19:5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6T19:52:16.46</dc:date>
    <meta:document-statistic meta:table-count="3" meta:cell-count="139" meta:object-count="3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998cm" svg:height="12.894cm" xlink:href=".." xlink:type="simple" chart:class="chart:line" chart:style-name="ch1">
        <chart:title svg:x="5.329cm" svg:y="0.392cm" chart:style-name="ch2">
          <text:p>Iteration A: Burn Down</text:p>
        </chart:title>
        <chart:legend chart:legend-position="bottom" svg:x="6.546cm" svg:y="12.119cm" chart:style-name="ch3"/>
        <chart:plot-area chart:style-name="ch4" table:cell-range-address="Sheet2.B3:Sheet2.D11" chart:data-source-has-labels="column" svg:x="1.399cm" svg:y="2.314cm" svg:width="14.921cm" svg:height="8.518cm">
          <chartooo:coordinate-region svg:x="2.02cm" svg:y="2.513cm" svg:width="14.206cm" svg:height="7.672cm"/>
          <chart:axis chart:dimension="x" chart:name="primary-x" chart:style-name="ch5">
            <chart:title svg:x="8.066cm" svg:y="11.147cm" chart:style-name="ch6">
              <text:p>Week</text:p>
            </chart:title>
            <chart:categories table:cell-range-address="Sheet2.B3:Sheet2.B11"/>
          </chart:axis>
          <chart:axis chart:dimension="y" chart:name="primary-y" chart:style-name="ch7">
            <chart:title svg:x="0.451cm" svg:y="8.159cm" chart:style-name="ch8">
              <text:p>Remaning Task Hours</text:p>
            </chart:title>
            <chart:grid chart:style-name="ch9" chart:class="major"/>
          </chart:axis>
          <chart:series chart:style-name="ch10" chart:values-cell-range-address="Sheet2.C3:Sheet2.C11" chart:class="chart:line">
            <chart:data-point chart:repeated="9"/>
          </chart:series>
          <chart:series chart:style-name="ch11" chart:values-cell-range-address="Sheet2.D3:Sheet2.D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2.B3:Sheet2.B11</svg:desc>
                </draw:g>
              </table:table-cell>
              <table:table-cell office:value-type="float" office:value="27">
                <text:p>27</text:p>
                <draw:g>
                  <svg:desc>Sheet2.C3:Sheet2.C11</svg:desc>
                </draw:g>
              </table:table-cell>
              <table:table-cell office:value-type="float" office:value="27">
                <text:p>27</text:p>
                <draw:g>
                  <svg:desc>Sheet2.D3:Sheet2.D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434cm" svg:height="11.791cm" xlink:href=".." xlink:type="simple" chart:class="chart:line" chart:column-mapping="0" chart:style-name="ch1">
        <chart:title svg:x="7.187cm" svg:y="0.37cm" chart:style-name="ch2">
          <text:p>Iteration A</text:p>
        </chart:title>
        <chart:legend chart:legend-position="end" svg:x="15.249cm" svg:y="5.6cm" chart:style-name="ch3"/>
        <chart:plot-area chart:style-name="ch4" table:cell-range-address="Sheet3.C3:Sheet3.C10 Sheet3.A3:Sheet3.A10" chart:data-source-has-labels="column" svg:x="3.362cm" svg:y="2.226cm" svg:width="11.191cm" svg:height="8.3cm">
          <chartooo:coordinate-region svg:x="4.474cm" svg:y="2.425cm" svg:width="10.079cm" svg:height="7.604cm"/>
          <chart:axis chart:dimension="x" chart:name="primary-x" chart:style-name="ch5">
            <chart:title svg:x="8.562cm" svg:y="10.762cm" chart:style-name="ch6">
              <text:p>Days</text:p>
            </chart:title>
            <chart:categories table:cell-range-address="Sheet3.C3:Sheet3.C10"/>
          </chart:axis>
          <chart:axis chart:dimension="y" chart:name="primary-y" chart:style-name="ch7">
            <chart:title svg:x="0.451cm" svg:y="6.072cm" chart:style-name="ch6">
              <text:p>Hours Remaining</text:p>
            </chart:title>
            <chart:grid chart:style-name="ch8" chart:class="major"/>
          </chart:axis>
          <chart:series chart:style-name="ch9" chart:values-cell-range-address="Sheet3.A3:Sheet3.A10" chart:class="chart:line"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Tuesday, 28/08</text:p>
                <draw:g>
                  <svg:desc>Sheet3.C3:Sheet3.C10</svg:desc>
                </draw:g>
              </table:table-cell>
              <table:table-cell office:value-type="float" office:value="27">
                <text:p>27</text:p>
                <draw:g>
                  <svg:desc>Sheet3.A3:Sheet3.A10</svg:desc>
                </draw:g>
              </table:table-cell>
            </table:table-row>
            <table:table-row>
              <table:table-cell office:value-type="string">
                <text:p>Wednesday, 29/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hursday, 30/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riday, 31/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turday, 1/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unday, 2/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day, 3/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uesday, 4/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A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4.192cm" chart:style-name="ch2"/>
        <chart:plot-area chart:style-name="ch3" table:cell-range-address="Sheet3.P1:Sheet3.Q3" chart:data-source-has-labels="both" svg:x="0.77cm" svg:y="0.855cm" svg:width="12.696cm" svg:height="7.545cm">
          <chartooo:coordinate-region svg:x="1.391cm" svg:y="1.068cm" svg:width="12.075cm" svg:height="6.659cm"/>
          <chart:axis chart:dimension="x" chart:name="primary-x" chart:style-name="ch4">
            <chart:categories table:cell-range-address="Sheet3.P2:Sheet3.P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Q2:Sheet3.Q3" chart:label-cell-address="Sheet3.Q1:Sheet3.Q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S</text:p>
                <draw:g>
                  <svg:desc>Sheet3.Q1:Sheet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</text:p>
                <draw:g>
                  <svg:desc>Sheet3.P2:Sheet3.P3</svg:desc>
                </draw:g>
              </table:table-cell>
              <table:table-cell office:value-type="float" office:value="13">
                <text:p>13</text:p>
                <draw:g>
                  <svg:desc>Sheet3.Q2:Sheet3.Q3</svg:desc>
                </draw:g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